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Emple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1</text:p>
          </table:table-cell>
          <table:table-cell table:style-name="ce1" office:value-type="string" calcext:value-type="string">
            <text:p>cognom2</text:p>
          </table:table-cell>
          <table:table-cell table:style-name="ce1" office:value-type="string" calcext:value-type="string">
            <text:p>departame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74657572D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FERRANDIS</text:p>
          </table:table-cell>
          <table:table-cell office:value-type="string" calcext:value-type="string">
            <text:p>COMBRES</text:p>
          </table:table-cell>
          <table:table-cell table:formula="of:=RANDBETWEEN(700;740)"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5149161L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MANZANO</text:p>
          </table:table-cell>
          <table:table-cell office:value-type="string" calcext:value-type="string">
            <text:p>HOYO</text:p>
          </table:table-cell>
          <table:table-cell table:formula="of:=RANDBETWEEN(700;740)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506578R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OÑATE</text:p>
          </table:table-cell>
          <table:table-cell table:formula="of:=RANDBETWEEN(700;740)"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717954C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MARTINEZ</text:p>
          </table:table-cell>
          <table:table-cell table:formula="of:=RANDBETWEEN(700;740)"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57947K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VILA</text:p>
          </table:table-cell>
          <table:table-cell table:formula="of:=RANDBETWEEN(700;740)"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182941H</text:p>
          </table:table-cell>
          <table:table-cell office:value-type="string" calcext:value-type="string">
            <text:p>AMPARO</text:p>
          </table:table-cell>
          <table:table-cell office:value-type="string" calcext:value-type="string">
            <text:p>TÁRREGA</text:p>
          </table:table-cell>
          <table:table-cell office:value-type="string" calcext:value-type="string">
            <text:p>MOLLÁ</text:p>
          </table:table-cell>
          <table:table-cell table:formula="of:=RANDBETWEEN(700;740)" office:value-type="float" office:value="712" calcext:value-type="float">
            <text:p>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914440V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PERIS</text:p>
          </table:table-cell>
          <table:table-cell table:formula="of:=RANDBETWEEN(700;740)" office:value-type="float" office:value="713" calcext:value-type="float">
            <text:p>7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276024C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GARCIA</text:p>
          </table:table-cell>
          <table:table-cell table:formula="of:=RANDBETWEEN(700;740)"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205865M</text:p>
          </table:table-cell>
          <table:table-cell office:value-type="string" calcext:value-type="string">
            <text:p>JOAN FRANCESC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SORIA</text:p>
          </table:table-cell>
          <table:table-cell table:formula="of:=RANDBETWEEN(700;740)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974888Y</text:p>
          </table:table-cell>
          <table:table-cell office:value-type="string" calcext:value-type="string">
            <text:p>ENCARNACIÓN</text:p>
          </table:table-cell>
          <table:table-cell table:number-columns-repeated="2" office:value-type="string" calcext:value-type="string">
            <text:p>RUBIO</text:p>
          </table:table-cell>
          <table:table-cell table:formula="of:=RANDBETWEEN(700;740)"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977747J</text:p>
          </table:table-cell>
          <table:table-cell office:value-type="string" calcext:value-type="string">
            <text:p>PEDRO VTE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table:formula="of:=RANDBETWEEN(700;740)" office:value-type="float" office:value="714" calcext:value-type="float">
            <text:p>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6023312D</text:p>
          </table:table-cell>
          <table:table-cell office:value-type="string" calcext:value-type="string">
            <text:p>SALVIA</text:p>
          </table:table-cell>
          <table:table-cell office:value-type="string" calcext:value-type="string">
            <text:p>BADAL</text:p>
          </table:table-cell>
          <table:table-cell office:value-type="string" calcext:value-type="string">
            <text:p>FENOLLAR</text:p>
          </table:table-cell>
          <table:table-cell table:formula="of:=RANDBETWEEN(700;740)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8712657D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TORMOS</text:p>
          </table:table-cell>
          <table:table-cell table:formula="of:=RANDBETWEEN(700;740)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807773L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CHISVERT</text:p>
          </table:table-cell>
          <table:table-cell office:value-type="string" calcext:value-type="string">
            <text:p>MATEU</text:p>
          </table:table-cell>
          <table:table-cell table:formula="of:=RANDBETWEEN(700;740)"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643630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IMENO</text:p>
          </table:table-cell>
          <table:table-cell office:value-type="string" calcext:value-type="string">
            <text:p>VERDU</text:p>
          </table:table-cell>
          <table:table-cell table:formula="of:=RANDBETWEEN(700;740)"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5959001Y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RODRIGUEZ</text:p>
          </table:table-cell>
          <table:table-cell table:formula="of:=RANDBETWEEN(700;740)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table:style-name="ce2" office:value-type="float" office:value="71644057" calcext:value-type="float">
            <text:p>7164405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HERVAS</text:p>
          </table:table-cell>
          <table:table-cell office:value-type="string" calcext:value-type="string">
            <text:p>TRESCOLI</text:p>
          </table:table-cell>
          <table:table-cell table:formula="of:=RANDBETWEEN(700;740)" office:value-type="float" office:value="735" calcext:value-type="float">
            <text:p>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682334K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MICÓ</text:p>
          </table:table-cell>
          <table:table-cell office:value-type="string" calcext:value-type="string">
            <text:p>LANCERO</text:p>
          </table:table-cell>
          <table:table-cell table:formula="of:=RANDBETWEEN(700;740)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508273F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BALDOVI</text:p>
          </table:table-cell>
          <table:table-cell table:formula="of:=RANDBETWEEN(700;740)"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2986056H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SARRION</text:p>
          </table:table-cell>
          <table:table-cell office:value-type="string" calcext:value-type="string">
            <text:p>SARRIO</text:p>
          </table:table-cell>
          <table:table-cell table:formula="of:=RANDBETWEEN(700;740)"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587749H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CAMPINS</text:p>
          </table:table-cell>
          <table:table-cell table:formula="of:=RANDBETWEEN(700;740)"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151866D</text:p>
          </table:table-cell>
          <table:table-cell office:value-type="string" calcext:value-type="string">
            <text:p>VIRMA</text:p>
          </table:table-cell>
          <table:table-cell office:value-type="string" calcext:value-type="string">
            <text:p>TALENS</text:p>
          </table:table-cell>
          <table:table-cell office:value-type="string" calcext:value-type="string">
            <text:p>SALES</text:p>
          </table:table-cell>
          <table:table-cell table:formula="of:=RANDBETWEEN(700;740)"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889629R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VALLES</text:p>
          </table:table-cell>
          <table:table-cell office:value-type="string" calcext:value-type="string">
            <text:p>CHENOLL</text:p>
          </table:table-cell>
          <table:table-cell table:formula="of:=RANDBETWEEN(700;740)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383183D</text:p>
          </table:table-cell>
          <table:table-cell office:value-type="string" calcext:value-type="string">
            <text:p>JOAN FRANCESC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SORIA</text:p>
          </table:table-cell>
          <table:table-cell table:formula="of:=RANDBETWEEN(700;740)"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133618R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GRAU</text:p>
          </table:table-cell>
          <table:table-cell table:formula="of:=RANDBETWEEN(700;740)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6961565G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CISCAR</text:p>
          </table:table-cell>
          <table:table-cell office:value-type="string" calcext:value-type="string">
            <text:p>CUÑA</text:p>
          </table:table-cell>
          <table:table-cell table:formula="of:=RANDBETWEEN(700;740)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4005177D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FERRANDO</text:p>
          </table:table-cell>
          <table:table-cell office:value-type="string" calcext:value-type="string">
            <text:p>BOIX</text:p>
          </table:table-cell>
          <table:table-cell table:formula="of:=RANDBETWEEN(700;740)"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687655H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MANZANO</text:p>
          </table:table-cell>
          <table:table-cell office:value-type="string" calcext:value-type="string">
            <text:p>HOYO</text:p>
          </table:table-cell>
          <table:table-cell table:formula="of:=RANDBETWEEN(700;740)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171339K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ATEU</text:p>
          </table:table-cell>
          <table:table-cell office:value-type="string" calcext:value-type="string">
            <text:p>CARBONERES</text:p>
          </table:table-cell>
          <table:table-cell table:formula="of:=RANDBETWEEN(700;740)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table:style-name="ce2" office:value-type="float" office:value="71437195" calcext:value-type="float">
            <text:p>71437195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OÑATE</text:p>
          </table:table-cell>
          <table:table-cell table:formula="of:=RANDBETWEEN(700;740)" office:value-type="float" office:value="701" calcext:value-type="float">
            <text:p>701</text:p>
          </table:table-cell>
          <table:table-cell table:number-columns-repeated="1019"/>
        </table:table-row>
        <table:table-row table:style-name="ro1">
          <table:table-cell table:style-name="ce2" office:value-type="float" office:value="75766795" calcext:value-type="float">
            <text:p>75766795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MIRAVET</text:p>
          </table:table-cell>
          <table:table-cell table:formula="of:=RANDBETWEEN(700;740)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0153775V</text:p>
          </table:table-cell>
          <table:table-cell office:value-type="string" calcext:value-type="string">
            <text:p>MIREIA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CERVERA</text:p>
          </table:table-cell>
          <table:table-cell table:formula="of:=RANDBETWEEN(700;740)"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837411S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LEGRE</text:p>
          </table:table-cell>
          <table:table-cell table:formula="of:=RANDBETWEEN(700;740)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950651G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TORREGROSA</text:p>
          </table:table-cell>
          <table:table-cell office:value-type="string" calcext:value-type="string">
            <text:p>CLEMENTE</text:p>
          </table:table-cell>
          <table:table-cell table:formula="of:=RANDBETWEEN(700;740)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085576E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ANZ</text:p>
          </table:table-cell>
          <table:table-cell table:formula="of:=RANDBETWEEN(700;740)" office:value-type="float" office:value="718" calcext:value-type="float">
            <text:p>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0254375R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TALENS</text:p>
          </table:table-cell>
          <table:table-cell office:value-type="string" calcext:value-type="string">
            <text:p>SALES</text:p>
          </table:table-cell>
          <table:table-cell table:formula="of:=RANDBETWEEN(700;740)"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814648L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VALLES</text:p>
          </table:table-cell>
          <table:table-cell office:value-type="string" calcext:value-type="string">
            <text:p>CHENOLL</text:p>
          </table:table-cell>
          <table:table-cell table:formula="of:=RANDBETWEEN(700;740)"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591376B</text:p>
          </table:table-cell>
          <table:table-cell office:value-type="string" calcext:value-type="string">
            <text:p>JOAN FRANCESC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SORIA</text:p>
          </table:table-cell>
          <table:table-cell table:formula="of:=RANDBETWEEN(700;740)" office:value-type="float" office:value="731" calcext:value-type="float">
            <text:p>7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31252B</text:p>
          </table:table-cell>
          <table:table-cell office:value-type="string" calcext:value-type="string">
            <text:p>ENCARNACIÓN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GRAU</text:p>
          </table:table-cell>
          <table:table-cell table:formula="of:=RANDBETWEEN(700;740)"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table:style-name="ce2" office:value-type="float" office:value="36173128" calcext:value-type="float">
            <text:p>36173128</text:p>
          </table:table-cell>
          <table:table-cell office:value-type="string" calcext:value-type="string">
            <text:p>PEDRO VTE</text:p>
          </table:table-cell>
          <table:table-cell office:value-type="string" calcext:value-type="string">
            <text:p>CISCAR</text:p>
          </table:table-cell>
          <table:table-cell office:value-type="string" calcext:value-type="string">
            <text:p>CUÑA</text:p>
          </table:table-cell>
          <table:table-cell table:formula="of:=RANDBETWEEN(700;740)"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4882847E</text:p>
          </table:table-cell>
          <table:table-cell office:value-type="string" calcext:value-type="string">
            <text:p>SALVIA</text:p>
          </table:table-cell>
          <table:table-cell office:value-type="string" calcext:value-type="string">
            <text:p>FERRANDO</text:p>
          </table:table-cell>
          <table:table-cell office:value-type="string" calcext:value-type="string">
            <text:p>BOIX</text:p>
          </table:table-cell>
          <table:table-cell table:formula="of:=RANDBETWEEN(700;740)" office:value-type="float" office:value="734" calcext:value-type="float">
            <text:p>7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809005B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ANZANO</text:p>
          </table:table-cell>
          <table:table-cell office:value-type="string" calcext:value-type="string">
            <text:p>HOYO</text:p>
          </table:table-cell>
          <table:table-cell table:formula="of:=RANDBETWEEN(700;740)" office:value-type="float" office:value="738" calcext:value-type="float">
            <text:p>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2414479D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MATEU</text:p>
          </table:table-cell>
          <table:table-cell office:value-type="string" calcext:value-type="string">
            <text:p>CARBONERES</text:p>
          </table:table-cell>
          <table:table-cell table:formula="of:=RANDBETWEEN(700;740)" office:value-type="float" office:value="721" calcext:value-type="float">
            <text:p>7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2985365V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OÑATE</text:p>
          </table:table-cell>
          <table:table-cell table:formula="of:=RANDBETWEEN(700;740)" office:value-type="float" office:value="723" calcext:value-type="float">
            <text:p>7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447730R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MIRAVET</text:p>
          </table:table-cell>
          <table:table-cell table:formula="of:=RANDBETWEEN(700;740)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983256W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CERVERA</text:p>
          </table:table-cell>
          <table:table-cell table:formula="of:=RANDBETWEEN(700;740)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473005S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ALEGRE</text:p>
          </table:table-cell>
          <table:table-cell table:formula="of:=RANDBETWEEN(700;740)"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2365765D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TORREGROSA</text:p>
          </table:table-cell>
          <table:table-cell office:value-type="string" calcext:value-type="string">
            <text:p>CLEMENTE</text:p>
          </table:table-cell>
          <table:table-cell table:formula="of:=RANDBETWEEN(700;740)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292960K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SANZ</text:p>
          </table:table-cell>
          <table:table-cell table:formula="of:=RANDBETWEEN(700;740)" office:value-type="float" office:value="732" calcext:value-type="float">
            <text:p>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8930167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OÑATE</text:p>
          </table:table-cell>
          <table:table-cell office:value-type="string" calcext:value-type="string">
            <text:p>MORENO</text:p>
          </table:table-cell>
          <table:table-cell table:formula="of:=RANDBETWEEN(700;740)"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46814F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MIRAVET</text:p>
          </table:table-cell>
          <table:table-cell office:value-type="string" calcext:value-type="string">
            <text:p>BOIX</text:p>
          </table:table-cell>
          <table:table-cell table:formula="of:=RANDBETWEEN(700;740)"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50711F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CERVERA</text:p>
          </table:table-cell>
          <table:table-cell office:value-type="string" calcext:value-type="string">
            <text:p>BUENO</text:p>
          </table:table-cell>
          <table:table-cell table:formula="of:=RANDBETWEEN(700;740)"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2484302D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TÁRREGA</text:p>
          </table:table-cell>
          <table:table-cell table:formula="of:=RANDBETWEEN(700;740)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8922126E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RUBIO</text:p>
          </table:table-cell>
          <table:table-cell table:formula="of:=RANDBETWEEN(700;740)" office:value-type="float" office:value="702" calcext:value-type="float">
            <text:p>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416158P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CHEZ</text:p>
          </table:table-cell>
          <table:table-cell table:formula="of:=RANDBETWEEN(700;740)" office:value-type="float" office:value="722" calcext:value-type="float">
            <text:p>7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486167Y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BAEZA</text:p>
          </table:table-cell>
          <table:table-cell table:formula="of:=RANDBETWEEN(700;740)"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283098H</text:p>
          </table:table-cell>
          <table:table-cell office:value-type="string" calcext:value-type="string">
            <text:p>VIRMA</text:p>
          </table:table-cell>
          <table:table-cell office:value-type="string" calcext:value-type="string">
            <text:p>CHENOLL</text:p>
          </table:table-cell>
          <table:table-cell office:value-type="string" calcext:value-type="string">
            <text:p>RUBIO</text:p>
          </table:table-cell>
          <table:table-cell table:formula="of:=RANDBETWEEN(700;740)" office:value-type="float" office:value="724" calcext:value-type="float">
            <text:p>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187168J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SÁNCHEZ</text:p>
          </table:table-cell>
          <table:table-cell table:formula="of:=RANDBETWEEN(700;740)" office:value-type="float" office:value="726" calcext:value-type="float">
            <text:p>7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2654158M</text:p>
          </table:table-cell>
          <table:table-cell office:value-type="string" calcext:value-type="string">
            <text:p>JOAN FRANCESC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ADAL</text:p>
          </table:table-cell>
          <table:table-cell table:formula="of:=RANDBETWEEN(700;740)" office:value-type="float" office:value="711" calcext:value-type="float">
            <text:p>711</text:p>
          </table:table-cell>
          <table:table-cell table:number-columns-repeated="1019"/>
        </table:table-row>
        <table:table-row table:style-name="ro1">
          <table:table-cell table:style-name="ce2" office:value-type="float" office:value="71651900" calcext:value-type="float">
            <text:p>716519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UÑA</text:p>
          </table:table-cell>
          <table:table-cell office:value-type="string" calcext:value-type="string">
            <text:p>BOIX</text:p>
          </table:table-cell>
          <table:table-cell table:formula="of:=RANDBETWEEN(700;740)" office:value-type="float" office:value="704" calcext:value-type="float">
            <text:p>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873162S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BOIX</text:p>
          </table:table-cell>
          <table:table-cell office:value-type="string" calcext:value-type="string">
            <text:p>CHISVERT</text:p>
          </table:table-cell>
          <table:table-cell table:formula="of:=RANDBETWEEN(700;740)"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2765416N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HOYO</text:p>
          </table:table-cell>
          <table:table-cell office:value-type="string" calcext:value-type="string">
            <text:p>GIMENO</text:p>
          </table:table-cell>
          <table:table-cell table:formula="of:=RANDBETWEEN(700;740)" office:value-type="float" office:value="715" calcext:value-type="float">
            <text:p>715</text:p>
          </table:table-cell>
          <table:table-cell table:number-columns-repeated="1019"/>
        </table:table-row>
      </table:table>
      <table:table table:name="Departaments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ssupost</text:p>
          </table:table-cell>
          <table:table-cell table:style-name="ce1"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rquitectura de Computadors</text:p>
          </table:table-cell>
          <table:table-cell table:formula="of:=RANDBETWEEN(3000;20000)" office:value-type="float" office:value="13423" calcext:value-type="float">
            <text:p>13423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iència dels Materials i Enginyeria Metal·lúrgica</text:p>
          </table:table-cell>
          <table:table-cell table:formula="of:=RANDBETWEEN(3000;20000)" office:value-type="float" office:value="11611" calcext:value-type="float">
            <text:p>11611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omposició Arquitectònica</text:p>
          </table:table-cell>
          <table:table-cell table:formula="of:=RANDBETWEEN(3000;20000)" office:value-type="float" office:value="10761" calcext:value-type="float">
            <text:p>10761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struccions Arquitectòniques I</text:p>
          </table:table-cell>
          <table:table-cell table:formula="of:=RANDBETWEEN(3000;20000)" office:value-type="float" office:value="6718" calcext:value-type="float">
            <text:p>6718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struccions Arquitectòniques II</text:p>
          </table:table-cell>
          <table:table-cell table:formula="of:=RANDBETWEEN(3000;20000)" office:value-type="float" office:value="10058" calcext:value-type="float">
            <text:p>10058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Enginyeria de la Construcció</text:p>
          </table:table-cell>
          <table:table-cell table:formula="of:=RANDBETWEEN(3000;20000)" office:value-type="float" office:value="5726" calcext:value-type="float">
            <text:p>5726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nginyeria de Sistemes, Automàtica i Informàtica Industrial</text:p>
          </table:table-cell>
          <table:table-cell table:formula="of:=RANDBETWEEN(3000;20000)" office:value-type="float" office:value="14812" calcext:value-type="float">
            <text:p>14812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nginyeria del Terreny, Cartogràfica i Geofísica</text:p>
          </table:table-cell>
          <table:table-cell table:formula="of:=RANDBETWEEN(3000;20000)" office:value-type="float" office:value="13107" calcext:value-type="float">
            <text:p>13107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Enginyeria Elèctrica</text:p>
          </table:table-cell>
          <table:table-cell table:formula="of:=RANDBETWEEN(3000;20000)" office:value-type="float" office:value="14342" calcext:value-type="float">
            <text:p>14342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nginyeria Electrònica</text:p>
          </table:table-cell>
          <table:table-cell table:formula="of:=RANDBETWEEN(3000;20000)" office:value-type="float" office:value="16615" calcext:value-type="float">
            <text:p>16615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Enginyeria Hidràulica, Marítima i Ambiental</text:p>
          </table:table-cell>
          <table:table-cell table:formula="of:=RANDBETWEEN(3000;20000)" office:value-type="float" office:value="5272" calcext:value-type="float">
            <text:p>5272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Enginyeria Mecànica</text:p>
          </table:table-cell>
          <table:table-cell table:formula="of:=RANDBETWEEN(3000;20000)" office:value-type="float" office:value="19489" calcext:value-type="float">
            <text:p>19489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nginyeria Química</text:p>
          </table:table-cell>
          <table:table-cell table:formula="of:=RANDBETWEEN(3000;20000)" office:value-type="float" office:value="17189" calcext:value-type="float">
            <text:p>17189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Enginyeria Tèxtil i Paperera</text:p>
          </table:table-cell>
          <table:table-cell table:formula="of:=RANDBETWEEN(3000;20000)" office:value-type="float" office:value="4307" calcext:value-type="float">
            <text:p>4307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Estadística i Investigació Operativa</text:p>
          </table:table-cell>
          <table:table-cell table:formula="of:=RANDBETWEEN(3000;20000)" office:value-type="float" office:value="4712" calcext:value-type="float">
            <text:p>4712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structures a l'Arquitectura</text:p>
          </table:table-cell>
          <table:table-cell table:formula="of:=RANDBETWEEN(3000;20000)" office:value-type="float" office:value="3581" calcext:value-type="float">
            <text:p>3581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Expressió Gràfica a l'Enginyeria</text:p>
          </table:table-cell>
          <table:table-cell table:formula="of:=RANDBETWEEN(3000;20000)" office:value-type="float" office:value="18614" calcext:value-type="float">
            <text:p>18614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xpressió Gràfica Arquitectònica I</text:p>
          </table:table-cell>
          <table:table-cell table:formula="of:=RANDBETWEEN(3000;20000)" office:value-type="float" office:value="6130" calcext:value-type="float">
            <text:p>613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Expressió Gràfica Arquitectònica II</text:p>
          </table:table-cell>
          <table:table-cell table:formula="of:=RANDBETWEEN(3000;20000)" office:value-type="float" office:value="13619" calcext:value-type="float">
            <text:p>13619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ísica Aplicada</text:p>
          </table:table-cell>
          <table:table-cell table:formula="of:=RANDBETWEEN(3000;20000)" office:value-type="float" office:value="17290" calcext:value-type="float">
            <text:p>17290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ísica i Enginyeria Nuclear</text:p>
          </table:table-cell>
          <table:table-cell table:formula="of:=RANDBETWEEN(3000;20000)" office:value-type="float" office:value="11797" calcext:value-type="float">
            <text:p>11797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Infraestructura del Transport i del Territori</text:p>
          </table:table-cell>
          <table:table-cell table:formula="of:=RANDBETWEEN(3000;20000)" office:value-type="float" office:value="10474" calcext:value-type="float">
            <text:p>10474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Llenguatges i Sistemes Informàtics</text:p>
          </table:table-cell>
          <table:table-cell table:formula="of:=RANDBETWEEN(3000;20000)" office:value-type="float" office:value="15148" calcext:value-type="float">
            <text:p>15148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àquines i Motors Tèrmics</text:p>
          </table:table-cell>
          <table:table-cell table:formula="of:=RANDBETWEEN(3000;20000)" office:value-type="float" office:value="5227" calcext:value-type="float">
            <text:p>5227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atemàtica Aplicada I</text:p>
          </table:table-cell>
          <table:table-cell table:formula="of:=RANDBETWEEN(3000;20000)" office:value-type="float" office:value="12062" calcext:value-type="float">
            <text:p>12062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atemàtica Aplicada II</text:p>
          </table:table-cell>
          <table:table-cell table:formula="of:=RANDBETWEEN(3000;20000)" office:value-type="float" office:value="7275" calcext:value-type="float">
            <text:p>7275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atemàtica Aplicada III</text:p>
          </table:table-cell>
          <table:table-cell table:formula="of:=RANDBETWEEN(3000;20000)" office:value-type="float" office:value="14828" calcext:value-type="float">
            <text:p>14828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ecànica de Fluids</text:p>
          </table:table-cell>
          <table:table-cell table:formula="of:=RANDBETWEEN(3000;20000)" office:value-type="float" office:value="7356" calcext:value-type="float">
            <text:p>7356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Òptica i Optometria</text:p>
          </table:table-cell>
          <table:table-cell table:formula="of:=RANDBETWEEN(3000;20000)" office:value-type="float" office:value="7841" calcext:value-type="float">
            <text:p>7841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Organització d'Empreses</text:p>
          </table:table-cell>
          <table:table-cell table:formula="of:=RANDBETWEEN(3000;20000)" office:value-type="float" office:value="17059" calcext:value-type="float">
            <text:p>1705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rojectes Arquitectònics</text:p>
          </table:table-cell>
          <table:table-cell table:formula="of:=RANDBETWEEN(3000;20000)" office:value-type="float" office:value="6384" calcext:value-type="float">
            <text:p>6384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Projectes d'Enginyeria</text:p>
          </table:table-cell>
          <table:table-cell table:formula="of:=RANDBETWEEN(3000;20000)" office:value-type="float" office:value="18265" calcext:value-type="float">
            <text:p>182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Resistència de Materials i Estructures a l'Enginyeria</text:p>
          </table:table-cell>
          <table:table-cell table:formula="of:=RANDBETWEEN(3000;20000)" office:value-type="float" office:value="8670" calcext:value-type="float">
            <text:p>8670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eoria del Senyal i Comunicacions</text:p>
          </table:table-cell>
          <table:table-cell table:formula="of:=RANDBETWEEN(3000;20000)" office:value-type="float" office:value="14145" calcext:value-type="float">
            <text:p>1414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Urbanisme i Ordenació del Territori</text:p>
          </table:table-cell>
          <table:table-cell table:formula="of:=RANDBETWEEN(3000;20000)" office:value-type="float" office:value="4982" calcext:value-type="float">
            <text:p>4982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nginyeria Minera i Recursos Naturals</text:p>
          </table:table-cell>
          <table:table-cell table:formula="of:=RANDBETWEEN(3000;20000)" office:value-type="float" office:value="15728" calcext:value-type="float">
            <text:p>15728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iència i Enginyeria Nàutiques</text:p>
          </table:table-cell>
          <table:table-cell table:formula="of:=RANDBETWEEN(3000;20000)" office:value-type="float" office:value="16872" calcext:value-type="float">
            <text:p>16872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atemàtica Aplicada IV</text:p>
          </table:table-cell>
          <table:table-cell table:formula="of:=RANDBETWEEN(3000;20000)" office:value-type="float" office:value="16795" calcext:value-type="float">
            <text:p>16795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Enginyeria Telemàtica</text:p>
          </table:table-cell>
          <table:table-cell table:formula="of:=RANDBETWEEN(3000;20000)" office:value-type="float" office:value="8834" calcext:value-type="float">
            <text:p>8834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Enginyeria Agroalimentària i Biotecnologia</text:p>
          </table:table-cell>
          <table:table-cell table:formula="of:=RANDBETWEEN(3000;20000)" office:value-type="float" office:value="11214" calcext:value-type="float">
            <text:p>11214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Enginyeria de Disseny i Programació de Sistemes Electrònics</text:p>
          </table:table-cell>
          <table:table-cell table:formula="of:=RANDBETWEEN(3000;20000)" office:value-type="float" office:value="13410" calcext:value-type="float">
            <text:p>13410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nginyeria de Serveis i Sistemes d'Informació</text:p>
          </table:table-cell>
          <table:table-cell table:formula="of:=RANDBETWEEN(3000;20000)" office:value-type="float" office:value="11107" calcext:value-type="float">
            <text:p>1110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5:48:16.015778729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5:20:29.955176445</meta:creation-date>
    <dc:date>2014-12-11T15:53:05.669442035</dc:date>
    <meta:editing-duration>PT2M31S</meta:editing-duration>
    <meta:editing-cycles>3</meta:editing-cycles>
    <meta:generator>LibreOffice/4.2.7.2$Linux_X86_64 LibreOffice_project/420m0$Build-2</meta:generator>
    <meta:document-statistic meta:table-count="2" meta:cell-count="444" meta:object-count="0"/>
  </office:meta>
</office:document-meta>
</file>